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083in" fo:widows="1" fo:text-indent="0in" style:auto-text-indent="false"/>
    </style:style>
    <style:style style:name="P2" style:family="paragraph" style:parent-style-name="Text_20_body">
      <style:paragraph-properties fo:margin-left="0in" fo:margin-right="0in" style:line-height-at-least="0.2083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en" fo:country="none" fo:font-style="italic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7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3.6</text:span><text:span text:style-name="T2"> </text:span><text:span text:style-name="T3">Індекс</text:span><text:span text:style-name="T2"> (</text:span><text:span text:style-name="T1">англ.</text:span><text:span text:style-name="T2"> </text:span><text:span text:style-name="T5">index</text:span><text:span text:style-name="T2">) — об'єкт </text:span><text:span text:style-name="T1">бази даних</text:span><text:span text:style-name="T2">, що створений з метою підвищення ефективності виконання запитів. Таблиці в базі даних можуть мати велику кількість рядків, які зберігаються у довільному порядку, і їх пошук за заданим значенням шляхом послідовного перегляду таблиці рядок за рядком може займати багато часу. Індекс формується зі значень одного чи кількох стовпчиків таблиці і вказівників на відповідні рядки таблиці і, таким чином, дозволяє знаходити потрібний рядок за заданим значенням.</text:span></text:p>
      <text:p text:style-name="P3"/>
      <text:p text:style-name="Standard"><text:span text:style-name="T2">Все индексы MySQL (PRIMARY, UNIQUE, и INDEX) хранятся в виде B-деревьев. Строки автоматически сжимаются с удалением пробелов в префиксах и оконечных пробелов (see section </text:span><text:span text:style-name="T1">6.5.7 Синтаксис оператора CREATE INDEX</text:span><text:span text:style-name="T2">).</text:span></text:p>
      <text:p text:style-name="P3"/>
      <text:p text:style-name="Text_20_body"><text:span text:style-name="T3">B-дерево</text:span><text:span text:style-name="T2"> (по-русски произносится как </text:span><text:span text:style-name="T3">Б-дерево</text:span><text:span text:style-name="T2">) — </text:span><text:span text:style-name="T1">структура данных</text:span><text:span text:style-name="T2">, дерево поиска. С точки зрения внешнего логического представления, </text:span><text:span text:style-name="T1">сбалансированное</text:span><text:span text:style-name="T2">, сильно ветвистое </text:span><text:span text:style-name="T1">дерево</text:span><text:span text:style-name="T2"> во внешней памяти.</text:span></text:p>
      <text:p text:style-name="P1"><text:span text:style-name="T2">Использование B-деревьев впервые было предложено Р. Бэйером (</text:span><text:span text:style-name="T1">англ.</text:span><text:span text:style-name="T2"> </text:span><text:span text:style-name="T5">R. Bayer</text:span><text:span text:style-name="T2">) и Е. МакКрейтом (</text:span><text:span text:style-name="T1">англ.</text:span><text:span text:style-name="T2"> </text:span><text:span text:style-name="T5">E. McCreight</text:span><text:span text:style-name="T2">) в </text:span><text:span text:style-name="T1">1970 году</text:span><text:span text:style-name="T2">.</text:span></text:p>
      <text:p text:style-name="P2"><text:span text:style-name="T7">Сбалансированность</text:span> означает, что длина любых двух путей от корня до листов различается не более, чем на единицу.</text:p>
      <text:p text:style-name="P2"><text:span text:style-name="T7">Ветвистость дерева</text:span> — это свойство каждого узла дерева ссылаться на большое число узлов-потомков.</text:p>
      <text:p text:style-name="P2">С точки зрения физической организации B-дерево представляется как мультисписочная структура страниц внешней памяти, то есть каждому узлу дерева соответствует блок внешней памяти (страница). Внутренние и листовые страницы обычно имеют разную структуру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5:31</dc:date>
    <dc:creator>mark </dc:creator>
    <meta:editing-duration>P0D</meta:editing-duration>
    <meta:editing-cycles>13</meta:editing-cycles>
    <meta:document-statistic meta:table-count="0" meta:image-count="0" meta:object-count="0" meta:page-count="1" meta:paragraph-count="7" meta:word-count="204" meta:character-count="1488" meta:non-whitespace-character-count="1291"/>
  </office:meta>
</office:document-meta>
</file>